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<text:span text:style-name="T2">EXPLAINATION</text:span></text:p>
      <text:p text:style-name="P3">In this task, I have taken a screenshot of inside of<text:s/>my<text:s/>newly created lab folder, including the "Pictures" folder<text:s/>which I<text:s/>have just<text:s/>created,<text:s/>and I have pasted<text:s/>it<text:s/>into paint,<text:s/>and then save it to<text:s/>my<text:s/>"Pictures folder".</text:p>
      <text:p text:style-name="P4"/>
      <text:p text:style-name="P5">I have<text:s/>added<text:s/>a screenshot of your terminal showing<text:s/>that I have created a local repository (repo) in my ArchOSC Assignment<text:s/>by<text:s/>entering<text:s/>the git init command to your pictures folder.</text:p>
      <text:p text:style-name="P6"/>
      <text:p text:style-name="P7">I have now created a github repository and set to the name ArchOSC Assignment where my local repo would be linked to. The git ignore has also been set to visual studio.</text:p>
      <text:p text:style-name="P8"/>
      <text:p text:style-name="P9">Next,<text:s/>I have<text:s/>created<text:s/>a link between<text:s/>my<text:s/>local repository and the one on GitHub, this will allow<text:s/>me<text:s/>to push<text:s/>my<text:s/>local changes to GitHub when<text:s/>I<text:s/>have completed them.<text:s/>I have<text:s/>added<text:s/>a screenshot of<text:s/>my<text:s/>terminal showing<text:s/>the addition<text:s/>of my<text:s/>GitHub repository as a remote repository to<text:s/>my<text:s/>pictures folder.</text:p>
      <text:p text:style-name="P10"/>
      <text:p text:style-name="P11">Furthermore, I have created a basic website using Visual Studio code and have named it in html</text:p>
      <text:p text:style-name="P12">The index.html file and the Picture folder have both been added to the github repository and committed</text:p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LI AIDOO</meta:initial-creator>
    <dc:creator>OLI AIDOO</dc:creator>
    <meta:creation-date>2026-02-03T11:21:00Z</meta:creation-date>
    <dc:date>2026-02-03T13:01:00Z</dc:date>
    <meta:template xlink:href="Normal" xlink:type="simple"/>
    <meta:editing-cycles>4</meta:editing-cycles>
    <meta:editing-duration>PT6000S</meta:editing-duration>
    <meta:document-statistic meta:page-count="1" meta:paragraph-count="2" meta:word-count="160" meta:character-count="1072" meta:row-count="7" meta:non-whitespace-character-count="914"/>
  </office:meta>
</office:document-meta>
</file>